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office:value-type="string" calcext:value-type="string">
            <text:p>譫</text:p>
          </table:table-cell>
          <table:table-cell/>
          <table:table-cell office:value-type="string" calcext:value-type="string">
            <text:p>ｯ</text:p>
          </table:table-cell>
          <table:table-cell office:value-type="string" calcext:value-type="string">
            <text:p>繧</text:p>
          </table:table-cell>
          <table:table-cell/>
          <table:table-cell office:value-type="string" calcext:value-type="string">
            <text:p>悟</text:p>
          </table:table-cell>
          <table:table-cell/>
          <table:table-cell office:value-type="string" calcext:value-type="string">
            <text:p>ｰ</text:p>
          </table:table-cell>
          <table:table-cell office:value-type="string" calcext:value-type="string">
            <text:p>ｾ</text:p>
          </table:table-cell>
          <table:table-cell office:value-type="string" calcext:value-type="string">
            <text:p>闃</text:p>
          </table:table-cell>
          <table:table-cell/>
          <table:table-cell office:value-type="string" calcext:value-type="string">
            <text:p>ｱ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string" calcext:value-type="string">
            <text:p>9e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e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8c</text:p>
          </table:table-cell>
          <table:table-cell table:style-name="ce1" office:value-type="string" calcext:value-type="string">
            <text:p>e5</text:p>
          </table:table-cell>
          <table:table-cell table:style-name="ce1" office:value-type="string" calcext:value-type="string">
            <text:p>b0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e8</text:p>
          </table:table-cell>
          <table:table-cell table:style-name="ce1" office:value-type="string" calcext:value-type="string">
            <text:p>8a</text:p>
          </table:table-cell>
          <table:table-cell table:style-name="ce1" office:value-type="string" calcext:value-type="string">
            <text:p>b1</text:p>
          </table:table-cell>
          <table:table-cell table:style-name="ce1" table:number-columns-repeated="1012"/>
        </table:table-row>
        <table:table-row table:style-name="ro1">
          <table:table-cell table:formula="of:=IF(HEX2DEC([.A2])&gt;=224;UNICHAR((HEX2DEC([.A2])-224)*4096+(HEX2DEC([.B2])-128)*64+(HEX2DEC([.C2])-128));&quot;&quot;)" office:value-type="string" office:string-value="枯" calcext:value-type="string">
            <text:p>枯</text:p>
          </table:table-cell>
          <table:table-cell table:formula="of:=IF(HEX2DEC([.B2])&gt;=224;UNICHAR((HEX2DEC([.B2])-224)*4096+(HEX2DEC([.C2])-128)*64+(HEX2DEC([.D2])-128));&quot;&quot;)">
            <text:p/>
          </table:table-cell>
          <table:table-cell table:formula="of:=IF(HEX2DEC([.C2])&gt;=224;UNICHAR((HEX2DEC([.C2])-224)*4096+(HEX2DEC([.D2])-128)*64+(HEX2DEC([.E2])-128));&quot;&quot;)">
            <text:p/>
          </table:table-cell>
          <table:table-cell table:formula="of:=IF(HEX2DEC([.D2])&gt;=224;UNICHAR((HEX2DEC([.D2])-224)*4096+(HEX2DEC([.E2])-128)*64+(HEX2DEC([.F2])-128));&quot;&quot;)" office:value-type="string" office:string-value="れ" calcext:value-type="string">
            <text:p>れ</text:p>
          </table:table-cell>
          <table:table-cell table:formula="of:=IF(HEX2DEC([.E2])&gt;=224;UNICHAR((HEX2DEC([.E2])-224)*4096+(HEX2DEC([.F2])-128)*64+(HEX2DEC([.G2])-128));&quot;&quot;)">
            <text:p/>
          </table:table-cell>
          <table:table-cell table:formula="of:=IF(HEX2DEC([.F2])&gt;=224;UNICHAR((HEX2DEC([.F2])-224)*4096+(HEX2DEC([.G2])-128)*64+(HEX2DEC([.H2])-128));&quot;&quot;)">
            <text:p/>
          </table:table-cell>
          <table:table-cell table:formula="of:=IF(HEX2DEC([.G2])&gt;=224;UNICHAR((HEX2DEC([.G2])-224)*4096+(HEX2DEC([.H2])-128)*64+(HEX2DEC([.I2])-128));&quot;&quot;)" office:value-type="string" office:string-value="尾" calcext:value-type="string">
            <text:p>尾</text:p>
          </table:table-cell>
          <table:table-cell table:formula="of:=IF(HEX2DEC([.H2])&gt;=224;UNICHAR((HEX2DEC([.H2])-224)*4096+(HEX2DEC([.I2])-128)*64+(HEX2DEC([.J2])-128));&quot;&quot;)">
            <text:p/>
          </table:table-cell>
          <table:table-cell table:formula="of:=IF(HEX2DEC([.I2])&gt;=224;UNICHAR((HEX2DEC([.I2])-224)*4096+(HEX2DEC([.J2])-128)*64+(HEX2DEC([.K2])-128));&quot;&quot;)">
            <text:p/>
          </table:table-cell>
          <table:table-cell table:formula="of:=IF(HEX2DEC([.J2])&gt;=224;UNICHAR((HEX2DEC([.J2])-224)*4096+(HEX2DEC([.K2])-128)*64+(HEX2DEC([.L2])-128));&quot;&quot;)" office:value-type="string" office:string-value="花" calcext:value-type="string">
            <text:p>花</text:p>
          </table:table-cell>
          <table:table-cell table:formula="of:=IF(HEX2DEC([.K2])&gt;=224;UNICHAR((HEX2DEC([.K2])-224)*4096+(HEX2DEC([.L2])-128)*64+(HEX2DEC([.M2])-128));&quot;&quot;)">
            <text:p/>
          </table:table-cell>
          <table:table-cell table:formula="of:=IF(HEX2DEC([.L2])&gt;=224;UNICHAR((HEX2DEC([.L2])-224)*4096+(HEX2DEC([.M2])-128)*64+(HEX2DEC([.N2])-128));&quot;&quot;)">
            <text:p/>
          </table:table-cell>
          <table:table-cell table:formula="of:=IF(HEX2DEC([.M2])&gt;=224;UNICHAR((HEX2DEC([.M2])-224)*4096+(HEX2DEC([.N2])-128)*64+(HEX2DEC([.O2])-128));&quot;&quot;)">
            <text:p/>
          </table:table-cell>
          <table:table-cell table:formula="of:=IF(HEX2DEC([.N2])&gt;=224;UNICHAR((HEX2DEC([.N2])-224)*4096+(HEX2DEC([.O2])-128)*64+(HEX2DEC([.P2])-128));&quot;&quot;)">
            <text:p/>
          </table:table-cell>
          <table:table-cell table:formula="of:=IF(HEX2DEC([.O2])&gt;=224;UNICHAR((HEX2DEC([.O2])-224)*4096+(HEX2DEC([.P2])-128)*64+(HEX2DEC([.Q2])-128));&quot;&quot;)">
            <text:p/>
          </table:table-cell>
          <table:table-cell table:formula="of:=IF(HEX2DEC([.P2])&gt;=224;UNICHAR((HEX2DEC([.P2])-224)*4096+(HEX2DEC([.Q2])-128)*64+(HEX2DEC([.R2])-128));&quot;&quot;)">
            <text:p/>
          </table:table-cell>
          <table:table-cell table:formula="of:=IF(HEX2DEC([.Q2])&gt;=224;UNICHAR((HEX2DEC([.Q2])-224)*4096+(HEX2DEC([.R2])-128)*64+(HEX2DEC([.S2])-128));&quot;&quot;)">
            <text:p/>
          </table:table-cell>
          <table:table-cell table:formula="of:=IF(HEX2DEC([.R2])&gt;=224;UNICHAR((HEX2DEC([.R2])-224)*4096+(HEX2DEC([.S2])-128)*64+(HEX2DEC([.T2])-128));&quot;&quot;)">
            <text:p/>
          </table:table-cell>
          <table:table-cell table:formula="of:=IF(HEX2DEC([.S2])&gt;=224;UNICHAR((HEX2DEC([.S2])-224)*4096+(HEX2DEC([.T2])-128)*64+(HEX2DEC([.U2])-128));&quot;&quot;)">
            <text:p/>
          </table:table-cell>
          <table:table-cell table:formula="of:=IF(HEX2DEC([.T2])&gt;=224;UNICHAR((HEX2DEC([.T2])-224)*4096+(HEX2DEC([.U2])-128)*64+(HEX2DEC([.V2])-128));&quot;&quot;)">
            <text:p/>
          </table:table-cell>
          <table:table-cell table:formula="of:=IF(HEX2DEC([.U2])&gt;=224;UNICHAR((HEX2DEC([.U2])-224)*4096+(HEX2DEC([.V2])-128)*64+(HEX2DEC([.W2])-128));&quot;&quot;)">
            <text:p/>
          </table:table-cell>
          <table:table-cell table:formula="of:=IF(HEX2DEC([.V2])&gt;=224;UNICHAR((HEX2DEC([.V2])-224)*4096+(HEX2DEC([.W2])-128)*64+(HEX2DEC([.X2])-128));&quot;&quot;)">
            <text:p/>
          </table:table-cell>
          <table:table-cell table:formula="of:=IF(HEX2DEC([.W2])&gt;=224;UNICHAR((HEX2DEC([.W2])-224)*4096+(HEX2DEC([.X2])-128)*64+(HEX2DEC([.Y2])-128));&quot;&quot;)">
            <text:p/>
          </table:table-cell>
          <table:table-cell table:formula="of:=IF(HEX2DEC([.X2])&gt;=224;UNICHAR((HEX2DEC([.X2])-224)*4096+(HEX2DEC([.Y2])-128)*64+(HEX2DEC([.Z2])-128));&quot;&quot;)">
            <text:p/>
          </table:table-cell>
          <table:table-cell table:formula="of:=IF(HEX2DEC([.Y2])&gt;=224;UNICHAR((HEX2DEC([.Y2])-224)*4096+(HEX2DEC([.Z2])-128)*64+(HEX2DEC([.AA2])-128));&quot;&quot;)">
            <text:p/>
          </table:table-cell>
          <table:table-cell table:formula="of:=IF(HEX2DEC([.Z2])&gt;=224;UNICHAR((HEX2DEC([.Z2])-224)*4096+(HEX2DEC([.AA2])-128)*64+(HEX2DEC([.AB2])-128));&quot;&quot;)">
            <text:p/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1T13:42:39.249882079</meta:creation-date>
    <dc:date>2022-10-01T13:52:43.346091089</dc:date>
    <meta:editing-duration>PT10M6S</meta:editing-duration>
    <meta:editing-cycles>3</meta:editing-cycles>
    <meta:generator>LibreOffice/7.3.6.2$Linux_X86_64 LibreOffice_project/30$Build-2</meta:generator>
    <meta:document-statistic meta:table-count="1" meta:cell-count="46" meta:object-count="0"/>
  </office:meta>
</office:document-meta>
</file>